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Liberation Mono" fo:font-size="11pt" officeooo:paragraph-rsid="001ce04d" style:font-size-asian="9.60000038146973pt" style:font-size-complex="11pt"/>
    </style:style>
    <style:style style:name="P2" style:family="paragraph" style:parent-style-name="Text_20_body">
      <style:text-properties fo:color="#000000" loext:opacity="100%" style:font-name="Liberation Mono" fo:font-size="11pt" officeooo:rsid="001ce04d" officeooo:paragraph-rsid="001ce04d" style:font-size-asian="9.60000038146973pt" style:font-size-complex="11pt"/>
    </style:style>
    <style:style style:name="P3" style:family="paragraph" style:parent-style-name="Heading_20_1">
      <style:text-properties fo:color="#c9211e" loext:opacity="100%" officeooo:rsid="001ce04d" officeooo:paragraph-rsid="001ce04d"/>
    </style:style>
    <style:style style:name="P4" style:family="paragraph" style:parent-style-name="Text_20_body">
      <style:text-properties fo:color="#000000" loext:opacity="100%" style:font-name="Liberation Mono" fo:font-size="11pt" officeooo:paragraph-rsid="001ce04d" style:font-size-asian="9.60000038146973pt" style:font-size-complex="11pt"/>
    </style:style>
    <style:style style:name="P5" style:family="paragraph" style:parent-style-name="Text_20_body">
      <style:text-properties fo:color="#000000" loext:opacity="100%" style:font-name="Liberation Mono" fo:font-size="11pt" officeooo:paragraph-rsid="002330e7" style:font-size-asian="9.60000038146973pt" style:font-size-complex="11pt"/>
    </style:style>
    <style:style style:name="P6" style:family="paragraph" style:parent-style-name="Text_20_body">
      <style:text-properties fo:color="#000000" loext:opacity="100%" fo:font-weight="bold" officeooo:rsid="001ce04d" officeooo:paragraph-rsid="001d7edb" style:font-weight-asian="bold" style:font-weight-complex="bold"/>
    </style:style>
    <style:style style:name="P7" style:family="paragraph" style:parent-style-name="Text_20_body">
      <style:text-properties fo:color="#000000" loext:opacity="100%" fo:font-weight="bold" officeooo:rsid="001ce04d" officeooo:paragraph-rsid="002131c2" style:font-weight-asian="bold" style:font-weight-complex="bold"/>
    </style:style>
    <style:style style:name="P8" style:family="paragraph" style:parent-style-name="Text_20_body">
      <style:text-properties fo:color="#000000" loext:opacity="100%" fo:font-weight="bold" officeooo:rsid="001ce04d" officeooo:paragraph-rsid="002330e7" style:font-weight-asian="bold" style:font-weight-complex="bold"/>
    </style:style>
    <style:style style:name="P9" style:family="paragraph" style:parent-style-name="Text_20_body">
      <style:text-properties fo:color="#000000" loext:opacity="100%" fo:font-weight="bold" officeooo:rsid="002330e7" officeooo:paragraph-rsid="002330e7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7edb"/>
    </style:style>
    <style:style style:name="T3" style:family="text">
      <style:text-properties officeooo:rsid="002131c2"/>
    </style:style>
    <style:style style:name="T4" style:family="text">
      <style:text-properties officeooo:rsid="002330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Compte-rendu TD9</text:span> </text:h>
      <text:p text:style-name="P1"/>
      <text:p text:style-name="P9">Prédicat dessine_chemin(Liste)/1 qui colorie en jaune toutes les cases de valeur 0 d’une liste</text:p>
      <text:p text:style-name="P5">dessine_chemin([]).</text:p>
      <text:p text:style-name="P5">dessine_chemin([[X,Y]|Q]):-laby(X,Y,0),</text:p>
      <text:p text:style-name="P5"><text:s text:c="15"/>N is (Y*19) + X,</text:p>
      <text:p text:style-name="P5"><text:s text:c="15"/>gr_rect_couleur(N,yellow),</text:p>
      <text:p text:style-name="P5"><text:s text:c="15"/>dessine_chemin(Q) .</text:p>
      <text:p text:style-name="P5">dessine_chemin([[X,Y]|Q]):- laby(X,Y,R),</text:p>
      <text:p text:style-name="P5"><text:s text:c="15"/>R \== 0,</text:p>
      <text:p text:style-name="P5"><text:s text:c="15"/>dessine_chemin(Q).</text:p>
      <text:p text:style-name="P5"/>
      <text:p text:style-name="P7"/>
      <text:p text:style-name="P7">Clause qui colorie toute les cases de coordonnées (X,Y) en rouge, <text:span text:style-name="T2">sauf les cases de départ et d’arrivée, </text:span><text:s/>et qui sera faux à la fin pour que les prochaines clauses puissent être exécutées </text:p>
      <text:p text:style-name="P1">avanceDe(X,Y,_) :- sleep(0.01),laby(X,Y,0), rougeXY(X,Y),fail.</text:p>
      <text:p text:style-name="P1"/>
      <text:p text:style-name="P2"/>
      <text:p text:style-name="P8">Clause qui <text:span text:style-name="T4">colorie en jaune la liste de cases dans la solution trouvée</text:span> une fois qu’on aboutit à la sortie du labyrinthe<text:span text:style-name="T4">, qui </text:span>arrête l’exécution pendant 0.5 secondes et qui sera faux à la fin pour qu’on puisse chercher d’autres solutions</text:p>
      <text:p text:style-name="P5">avanceDe(X,Y,Listeariane) :-laby(X,Y, 3),</text:p>
      <text:p text:style-name="P5"><text:tab/><text:tab/><text:tab/>dessine_chemin(Listeariane),</text:p>
      <text:p text:style-name="P5"><text:tab/><text:tab/><text:tab/>sleep(0.5),fail.</text:p>
      <text:p text:style-name="P1"/>
      <text:p text:style-name="P6"><text:span text:style-name="T2">Les 4 c</text:span>laus<text:span text:style-name="T2">es suivantes permettent d’aller d’une case à la prochaine en essayant chaque possibilité de sorte qu’on </text:span><text:span text:style-name="T4">ne </text:span><text:span text:style-name="T2">soit </text:span><text:span text:style-name="T4">pas sur un mur </text:span><text:span text:style-name="T2">et qu’on ne se dirige pas vers un mur.</text:span></text:p>
      <text:p text:style-name="P1">avanceDe(X,Y, ListeAriane) :-</text:p>
      <text:p text:style-name="P1"><text:s text:c="4"/>laby(X,Y,R),</text:p>
      <text:p text:style-name="P1"><text:s text:c="4"/>R \== 1,</text:p>
      <text:p text:style-name="P1"><text:s text:c="4"/>Y1 is Y - 1,</text:p>
      <text:p text:style-name="P1"><text:s text:c="4"/>laby(X,Y1,R1),</text:p>
      <text:p text:style-name="P1"><text:s text:c="4"/>R1 \== 1,</text:p>
      <text:p text:style-name="P1"><text:s text:c="4"/>\+ member([X,Y1],ListeAriane),</text:p>
      <text:p text:style-name="P1"><text:soft-page-break/><text:s text:c="4"/>avanceDe(X,Y1,[[X,Y1] |ListeAriane]).</text:p>
      <text:p text:style-name="P1"/>
      <text:p text:style-name="P1"/>
      <text:p text:style-name="P1">avanceDe(X,Y, ListeAriane) :-</text:p>
      <text:p text:style-name="P1"><text:s text:c="4"/>laby(X,Y,R),</text:p>
      <text:p text:style-name="P1"><text:s text:c="4"/>R \== 1,</text:p>
      <text:p text:style-name="P1"><text:s text:c="4"/>X1 is X - 1,</text:p>
      <text:p text:style-name="P1"><text:s text:c="4"/>laby(X1,Y,R1),</text:p>
      <text:p text:style-name="P1"><text:s text:c="4"/>R1 \== 1,</text:p>
      <text:p text:style-name="P1"><text:s text:c="4"/>\+ member([X1,Y],ListeAriane),</text:p>
      <text:p text:style-name="P1"><text:s text:c="4"/>avanceDe(X1,Y, [[X1,Y] |ListeAriane]).</text:p>
      <text:p text:style-name="P1"/>
      <text:p text:style-name="P1">avanceDe(X,Y, ListeAriane) :-</text:p>
      <text:p text:style-name="P1"><text:s text:c="4"/>laby(X,Y,R),</text:p>
      <text:p text:style-name="P1"><text:s text:c="4"/>R \== 1,</text:p>
      <text:p text:style-name="P1"><text:s text:c="4"/>X1 is X + 1,</text:p>
      <text:p text:style-name="P1"><text:s text:c="4"/>laby(X1,Y,R1),</text:p>
      <text:p text:style-name="P1"><text:s text:c="4"/>R1 \== 1,</text:p>
      <text:p text:style-name="P1"><text:s text:c="4"/>\+ member([X1,Y],ListeAriane),</text:p>
      <text:p text:style-name="P1"><text:s text:c="4"/>avanceDe(X1,Y, [[X1,Y] |ListeAriane]).</text:p>
      <text:p text:style-name="P1"/>
      <text:p text:style-name="P1">avanceDe(X,Y, ListeAriane) :-</text:p>
      <text:p text:style-name="P1"><text:s text:c="4"/>laby(X,Y,R),</text:p>
      <text:p text:style-name="P1"><text:s text:c="4"/>R \== 1,</text:p>
      <text:p text:style-name="P1"><text:s text:c="4"/>Y1 is Y + 1,</text:p>
      <text:p text:style-name="P1"><text:s text:c="4"/>laby(X,Y1,R1),</text:p>
      <text:p text:style-name="P1"><text:s text:c="4"/>R1 \== 1,</text:p>
      <text:p text:style-name="P1"><text:s text:c="4"/>\+ member([X,Y1],ListeAriane),</text:p>
      <text:p text:style-name="P1"><text:s text:c="4"/>avanceDe(X,Y1, [[X,Y1] |ListeAriane]).</text:p>
      <text:p text:style-name="P1"/>
      <text:p text:style-name="P6"><text:span text:style-name="T2">Après qu’on ait trouvé une solution, cette c</text:span>lause <text:span text:style-name="T2">colorie en blanc</text:span> les cases <text:span text:style-name="T2">blanches qui sont devenues rouges avec la première clause </text:span></text:p>
      <text:p text:style-name="P1">avanceDe(X,Y,_) :- <text:span text:style-name="T3">laby(X,Y,0),</text:span>blancXY(X,Y), fail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3:27:22.707000000</meta:creation-date>
    <dc:date>2024-04-29T23:01:59.832000000</dc:date>
    <meta:editing-duration>PT54M52S</meta:editing-duration>
    <meta:editing-cycles>4</meta:editing-cycles>
    <meta:generator>LibreOffice/7.6.4.1$Windows_X86_64 LibreOffice_project/e19e193f88cd6c0525a17fb7a176ed8e6a3e2aa1</meta:generator>
    <meta:print-date>2024-04-29T22:59:26.191000000</meta:print-date>
    <meta:printed-by>Fichiers PDF</meta:printed-by>
    <meta:document-statistic meta:table-count="0" meta:image-count="0" meta:object-count="0" meta:page-count="2" meta:paragraph-count="51" meta:word-count="257" meta:character-count="2028" meta:non-whitespace-character-count="1625"/>
  </office:meta>
</office:document-meta>
</file>